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de" fo:country="DE" officeooo:rsid="00019e66" officeooo:paragraph-rsid="00019e66"/>
    </style:style>
    <style:style style:name="P2" style:family="paragraph" style:parent-style-name="Standard">
      <style:text-properties fo:language="de" fo:country="DE" officeooo:rsid="0002bd92" officeooo:paragraph-rsid="0002bd9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s/>Atavismen sind mit der Evolution phänotypisch verlorengegangene Merkmale, die zufällig wieder auftreten können (deshalb auch Rückschläge genannt).</text:p>
      <text:p text:style-name="P1"/>
      <text:p text:style-name="P2">2. Atavismen werden als Rückschläge beizeichnet, da sie Mechanismen und Organe betreffen, die für den modernen Menschen nicht mehr von Vorteil sind. Dazu zählen Fell, zusätzliche Brustwarzen oder Halsfisteln. All dies einmal bei unseren Vorfahren vor, ist aber im Laufe der Evolution verloren gegangen.</text:p>
      <text:p text:style-name="P2"/>
      <text:p text:style-name="P2">3. Ein Grund für das Auftreten von Atavismen können Fehler bei der Embryonalentwicklung, Bastardisierung oder zufällige Mutationen, die alten Gene reaktivieren se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3.2$Windows_X86_64 LibreOffice_project/86daf60bf00efa86ad547e59e09d6bb77c699acb</meta:generator>
    <dc:date>2020-04-20T15:37:28.354000000</dc:date>
    <meta:editing-duration>PT11M50S</meta:editing-duration>
    <meta:editing-cycles>2</meta:editing-cycles>
    <meta:document-statistic meta:table-count="0" meta:image-count="0" meta:object-count="0" meta:page-count="1" meta:paragraph-count="3" meta:word-count="84" meta:character-count="617" meta:non-whitespace-character-count="535"/>
  </office:meta>
</office:document-meta>
</file>